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822cm" draw:marker-start-width="4.43cm" draw:marker-end-width="4.43cm" draw:fill="none" draw:textarea-horizontal-align="justify" draw:textarea-vertical-align="middle" draw:auto-grow-height="false" fo:min-height="5.018cm" fo:min-width="4.768cm" fo:padding-top="1.533cm" fo:padding-bottom="1.533cm" fo:padding-left="1.658cm" fo:padding-right="1.658cm"/>
    </style:style>
    <style:style style:name="gr2" style:family="graphic" style:parent-style-name="standard">
      <style:graphic-properties svg:stroke-width="2.822cm" draw:marker-start-width="4.432cm" draw:marker-end-width="4.432cm" draw:fill="none" draw:textarea-horizontal-align="justify" draw:textarea-vertical-align="middle" draw:auto-grow-height="false" fo:min-height="11.3cm" fo:min-width="11.05cm" fo:padding-top="1.535cm" fo:padding-bottom="1.535cm" fo:padding-left="1.66cm" fo:padding-right="1.66cm"/>
    </style:style>
    <style:style style:name="gr3" style:family="graphic" style:parent-style-name="standard">
      <style:graphic-properties svg:stroke-width="2.822cm" draw:marker-start-width="4.432cm" draw:marker-end-width="4.432cm" draw:fill="none" draw:textarea-horizontal-align="justify" draw:textarea-vertical-align="middle" draw:auto-grow-height="false" fo:min-height="17.586cm" fo:min-width="17.336cm" fo:padding-top="1.535cm" fo:padding-bottom="1.535cm" fo:padding-left="1.66cm" fo:padding-right="1.66cm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42.176cm" fo:min-width="15.235cm"/>
    </style:style>
    <style:style style:name="gr5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41.785cm" fo:min-width="15.2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1.43cm" svg:x="5.559cm" svg:y="12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20.32cm" svg:height="20.32cm" svg:x="1.114cm" svg:y="7.8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9.21cm" svg:height="29.21cm" svg:x="-3.331cm" svg:y="3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4" draw:text-style-name="P2" draw:layer="layout" svg:width="15.735cm" svg:height="42.426cm" draw:transform="skewX (-8.92777904139137E-017) rotate (0.785398163397448) translate (-18.724cm 5.6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15.735cm" svg:height="42.035cm" draw:transform="skewX (9.0108212339212E-017) rotate (2.35619449019234) translate (11.549cm 35.8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4T15:27:28.240879757</meta:creation-date>
    <dc:date>2024-07-24T16:27:25.570201146</dc:date>
    <meta:editing-duration>PT23M31S</meta:editing-duration>
    <meta:editing-cycles>3</meta:editing-cycles>
    <meta:generator>LibreOffice/7.3.7.2$Linux_X86_64 LibreOffice_project/30$Build-2</meta:generator>
    <meta:document-statistic meta:object-count="6"/>
  </office:meta>
</office:document-meta>
</file>